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fill="solid" draw:fill-color="#ff3366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marker-end="Arrow" draw:marker-end-width="0.3cm" draw:fill="solid" draw:fill-color="#ff3366" draw:textarea-horizontal-align="center" draw:textarea-vertical-align="middle"/>
    </style:style>
    <style:style style:name="gr7" style:family="graphic" style:parent-style-name="objectwithoutfill">
      <style:graphic-properties draw:stroke="dash" draw:stroke-dash="Ultrafine_20_Dashed" draw:fill="none" draw:fill-color="#ff3366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13.97cm" svg:height="13.335cm" svg:x="4.175cm" svg:y="13.065cm">
          <text:p/>
        </draw:ellipse>
        <draw:line draw:style-name="gr1" draw:text-style-name="P1" draw:layer="layout" svg:x1="11.16cm" svg:y1="20.05cm" svg:x2="13.7cm" svg:y2="2.27cm">
          <text:p/>
        </draw:line>
        <draw:line draw:style-name="gr1" draw:text-style-name="P1" draw:layer="layout" svg:x1="13.7cm" svg:y1="2.27cm" svg:x2="15.605cm" svg:y2="14.97cm">
          <text:p/>
        </draw:line>
        <draw:line draw:style-name="gr1" draw:text-style-name="P1" draw:layer="layout" svg:x1="11.16cm" svg:y1="20.05cm" svg:x2="18.78cm" svg:y2="11.16cm">
          <text:p/>
        </draw:line>
        <draw:frame draw:style-name="gr2" draw:layer="layout" svg:width="0.959cm" svg:height="1.673cm" svg:x="9.89cm" svg:y="16.24cm">
          <draw:text-box>
            <text:p>R</text:p>
            <text:p/>
          </draw:text-box>
        </draw:frame>
        <draw:frame draw:style-name="gr2" draw:layer="layout" svg:width="0.959cm" svg:height="1.673cm" svg:x="11.795cm" svg:y="7.985cm">
          <draw:text-box>
            <text:p>H</text:p>
            <text:p/>
          </draw:text-box>
        </draw:frame>
        <draw:line draw:style-name="gr3" draw:text-style-name="P1" draw:layer="layout" svg:x1="11.16cm" svg:y1="2.905cm" svg:x2="13.7cm" svg:y2="3.54cm">
          <text:p/>
        </draw:line>
        <draw:frame draw:style-name="gr2" draw:layer="layout" svg:width="2.894cm" svg:height="0.962cm" svg:x="8.266cm" svg:y="2.27cm">
          <draw:text-box>
            <text:p>scanang</text:p>
          </draw:text-box>
        </draw:frame>
        <draw:frame draw:style-name="gr2" draw:layer="layout" svg:width="2.369cm" svg:height="0.962cm" svg:x="17.681cm" svg:y="14.97cm">
          <draw:text-box>
            <text:p>satzen</text:p>
          </draw:text-box>
        </draw:frame>
        <draw:path draw:style-name="gr4" draw:text-style-name="P1" draw:layer="layout" svg:width="7.22cm" svg:height="13.275cm" draw:transform="skewX (7.77190948506407E-017) rotate (0.719075651821528) translate (7.453cm 12.612cm)" svg:viewBox="0 0 7221 13276" svg:d="m0 28797c686 77 1338 317 2003 523 489 152 721 562 971 967 233 378 529 662 1082 772 439 87 1386 126 996 872-279 533-26 1139 402 1347 458 223 826 496 1090 896 288 436-533 913-29 1440 320 336 668 689 705 1204 33 471-485 694-672 1170-175 443 274 1019-162 1323-375 261-465 891-900 1028-743 235-428 845-764 1207l-258 361-145 166">
          <text:p/>
        </draw:path>
        <draw:rect draw:style-name="gr1" draw:text-style-name="P1" draw:layer="layout" svg:width="1.27cm" svg:height="0.635cm" svg:x="13.065cm" svg:y="1.635cm">
          <text:p/>
        </draw:rect>
        <draw:frame draw:style-name="gr2" draw:text-style-name="P2" draw:layer="layout" svg:width="9.032cm" svg:height="8.021cm" svg:x="1.635cm" svg:y="4.175cm">
          <draw:text-box>
            <text:p><text:span text:style-name="T1">I</text:span><text:span text:style-name="T2">nstrument is at height H = 700 km</text:span></text:p>
            <text:p><text:span text:style-name="T2">Atmosphere is only about 100 km thick</text:span></text:p>
            <text:p><text:span text:style-name="T2"/></text:p>
            <text:p><text:span text:style-name="T2">SubOrbit point (O) = directly beneath</text:span></text:p>
            <text:p><text:span text:style-name="T2"><text:s text:c="34"/></text:span><text:span text:style-name="T2">Satellite</text:span></text:p>
            <text:p><text:span text:style-name="T2">Ground Pixel (P) = point on surface of</text:span></text:p>
            <text:p><text:span text:style-name="T2"><text:s text:c="31"/></text:span><text:span text:style-name="T2">Earth, being seen</text:span></text:p>
            <text:p><text:span text:style-name="T2"><text:s text:c="31"/></text:span><text:span text:style-name="T2">By instrument</text:span></text:p>
            <text:p><text:span text:style-name="T2">Scanang = view angle made between</text:span></text:p>
            <text:p><text:span text:style-name="T2"><text:s text:c="18"/></text:span><text:span text:style-name="T2">Nadir and satellite</text:span></text:p>
            <text:p><text:span text:style-name="T2">Satzen = <text:s/>angle at ground pixel</text:span></text:p>
            <text:p><text:span text:style-name="T2"><text:s text:c="17"/></text:span><text:span text:style-name="T2">Better to use since this is</text:span></text:p>
            <text:p><text:span text:style-name="T2"><text:s text:c="17"/>“</text:span><text:span text:style-name="T2">closer” to the 100 km of</text:span></text:p>
            <text:p><text:span text:style-name="T2"><text:s text:c="17"/></text:span><text:span text:style-name="T2">Atmosphere <text:s text:c="20"/></text:span><text:span text:style-name="T1"><text:s text:c="3"/></text:span></text:p>
          </draw:text-box>
        </draw:frame>
        <draw:frame draw:style-name="gr2" draw:layer="layout" svg:width="4.278cm" svg:height="0.962cm" svg:x="14.905cm" svg:y="1.635cm">
          <draw:text-box>
            <text:p>Instrument (I)</text:p>
          </draw:text-box>
        </draw:frame>
        <draw:frame draw:style-name="gr2" draw:layer="layout" svg:width="0.997cm" svg:height="0.962cm" svg:x="11.16cm" svg:y="12.103cm">
          <draw:text-box>
            <text:p>O</text:p>
          </draw:text-box>
        </draw:frame>
        <draw:frame draw:style-name="gr2" draw:layer="layout" svg:width="0.925cm" svg:height="0.962cm" svg:x="14.335cm" svg:y="14.335cm">
          <draw:text-box>
            <text:p>P</text:p>
          </draw:text-box>
        </draw:frame>
        <draw:circle draw:style-name="gr5" draw:text-style-name="P1" draw:layer="layout" svg:width="0.635cm" svg:height="0.635cm" svg:x="11.751cm" svg:y="12.889cm">
          <text:p/>
        </draw:circle>
        <draw:circle draw:style-name="gr5" draw:text-style-name="P1" draw:layer="layout" svg:width="0.635cm" svg:height="0.635cm" svg:x="15.605cm" svg:y="14.335cm">
          <text:p/>
        </draw:circle>
        <draw:ellipse draw:style-name="gr5" draw:text-style-name="P1" draw:layer="layout" svg:width="1.27cm" svg:height="1.905cm" svg:x="13.065cm" svg:y="1cm">
          <text:p/>
        </draw:ellipse>
        <draw:rect draw:style-name="gr5" draw:text-style-name="P1" draw:layer="layout" svg:width="2.54cm" svg:height="0.635cm" svg:x="12.43cm" svg:y="1.635cm">
          <text:p/>
        </draw:rect>
        <draw:line draw:style-name="gr6" draw:text-style-name="P1" draw:layer="layout" svg:x1="18.145cm" svg:y1="14.97cm" svg:x2="15.605cm" svg:y2="13.7cm">
          <text:p/>
        </draw:line>
        <draw:path draw:style-name="gr7" draw:text-style-name="P1" draw:layer="layout" svg:width="0.568cm" svg:height="0.08cm" draw:transform="rotate (-0.21816615649925) translate (13.3795452172555cm 4.06585863932676cm)" svg:viewBox="0 0 569 81" svg:d="m0 2228 450-9 119-72">
          <text:p/>
        </draw:path>
        <draw:path draw:style-name="gr7" draw:text-style-name="P1" draw:layer="layout" svg:width="1.101cm" svg:height="0.734cm" svg:x="15.258cm" svg:y="13.067cm" svg:viewBox="0 0 1102 735" svg:d="m0 30c477-137 1026 209 1102 705v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ergio DeSouza-Machado</meta:initial-creator>
    <meta:creation-date>2010-09-02T13:49:46</meta:creation-date>
    <dc:date>2010-09-02T14:07:42</dc:date>
    <dc:creator>Sergio DeSouza-Machado</dc:creator>
    <meta:editing-duration>PT00H17M56S</meta:editing-duration>
    <meta:editing-cycles>2</meta:editing-cycles>
    <meta:generator>OpenOffice.org/3.2$Unix OpenOffice.org_project/320m12$Build-9483</meta:generator>
    <meta:document-statistic meta:object-count="22"/>
  </office:meta>
</office:document-meta>
</file>